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 fo:min-height="1.772cm" fo:min-width="9.473cm"/>
      <style:paragraph-properties style:writing-mode="lr-tb"/>
    </style:style>
    <style:style style:name="gr2" style:family="graphic" style:parent-style-name="objectwithoutfill">
      <style:graphic-properties draw:marker-end="Arrowheads_20_2" draw:marker-end-width="0.3cm" draw:fill="none" draw:textarea-vertical-align="middle"/>
    </style:style>
    <style:style style:name="gr3" style:family="graphic" style:parent-style-name="objectwithoutfill">
      <style:graphic-properties draw:marker-end="Arrowheads_20_4" draw:marker-end-width="0.3cm" draw:fill="none" draw:textarea-vertical-align="middle"/>
    </style:style>
    <style:style style:name="gr4" style:family="graphic" style:parent-style-name="Yellow_5f_Header">
      <style:graphic-properties/>
      <style:paragraph-properties style:writing-mode="lr-tb"/>
    </style:style>
    <style:style style:name="gr5" style:family="graphic" style:parent-style-name="Yellow_5f_Header">
      <style:graphic-properties style:protect="position size"/>
      <style:paragraph-properties style:writing-mode="lr-tb"/>
    </style:style>
    <style:style style:name="gr6" style:family="graphic" style:parent-style-name="Green_5f_Body">
      <style:graphic-properties/>
      <style:paragraph-properties style:writing-mode="lr-tb"/>
    </style:style>
    <style:style style:name="gr7" style:family="graphic" style:parent-style-name="White_5f_Area" style:list-style-name="L1">
      <style:graphic-properties draw:fill-color="#afd095" fo:min-height="12.747cm" fo:min-width="4.582cm"/>
      <style:paragraph-properties style:writing-mode="lr-tb"/>
    </style:style>
    <style:style style:name="gr8" style:family="graphic" style:parent-style-name="White_5f_Area" style:list-style-name="L1">
      <style:graphic-properties draw:fill-color="#afd095" fo:min-height="12.747cm" fo:min-width="4.582cm"/>
      <style:paragraph-properties style:writing-mode="lr-tb"/>
    </style:style>
    <style:style style:name="gr9" style:family="graphic" style:parent-style-name="White_5f_Area" style:list-style-name="L1">
      <style:graphic-properties draw:fill-color="#afd095" fo:min-height="12.747cm" fo:min-width="4.582cm"/>
      <style:paragraph-properties style:writing-mode="lr-tb"/>
    </style:style>
    <style:style style:name="gr10" style:family="graphic" style:parent-style-name="White_5f_Area" style:list-style-name="L1">
      <style:graphic-properties draw:fill-color="#afd095" fo:min-height="12.747cm" fo:min-width="4.582cm"/>
      <style:paragraph-properties style:writing-mode="lr-tb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Yellow_5f_Header">
      <style:graphic-properties/>
    </style:style>
    <style:style style:name="gr13" style:family="graphic" style:parent-style-name="objectwithoutfill">
      <style:graphic-properties draw:marker-end="Arrowheads_20_7" draw:marker-end-width="0.3cm" draw:fill="none" draw:textarea-vertical-align="middle"/>
    </style:style>
    <style:style style:name="gr14" style:family="graphic" style:parent-style-name="objectwithoutfill">
      <style:graphic-properties draw:marker-end="Arrowheads_20_8" draw:marker-end-width="0.3cm" draw:fill="none" draw:textarea-vertical-align="middle"/>
    </style:style>
    <style:style style:name="gr15" style:family="graphic" style:parent-style-name="objectwithoutfill">
      <style:graphic-properties draw:marker-end="Arrowheads_20_9" draw:marker-end-width="0.3cm" draw:fill="none" draw:textarea-vertical-align="middle"/>
    </style:style>
    <style:style style:name="gr16" style:family="graphic" style:parent-style-name="standard">
      <style:graphic-properties draw:fill="solid" draw:fill-color="#ffffff" draw:textarea-vertical-align="middle"/>
    </style:style>
    <style:style style:name="gr17" style:family="graphic" style:parent-style-name="objectwithoutfill">
      <style:graphic-properties draw:marker-end="Arrowheads_20_10" draw:marker-end-width="0.3cm" draw:fill="none" draw:textarea-vertical-align="middle"/>
    </style:style>
    <style:style style:name="gr18" style:family="graphic" style:parent-style-name="objectwithoutfill">
      <style:graphic-properties draw:marker-end="Arrowheads_20_11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text-indent="0cm" style:writing-mode="lr-tb"/>
      <style:text-properties style:font-name="Liberation Sans" fo:font-size="18pt" style:letter-kerning="true" style:font-size-asian="18pt" style:font-name-complex="FreeSans" style:font-size-complex="18pt"/>
    </style:style>
    <style:style style:name="P5" style:family="paragraph">
      <loext:graphic-properties draw:fill-color="#afd095"/>
      <style:paragraph-properties fo:margin-left="0cm" fo:margin-right="0cm" fo:text-indent="0cm" style:writing-mode="lr-tb"/>
      <style:text-properties style:font-name="Liberation Sans" fo:font-size="18pt" style:letter-kerning="true" style:font-size-asian="18pt" style:font-name-complex="FreeSans" style:font-size-complex="18pt"/>
    </style:style>
    <style:style style:name="P6" style:family="paragraph">
      <style:paragraph-properties fo:text-align="center"/>
    </style:style>
    <style:style style:name="P7" style:family="paragraph">
      <style:paragraph-properties style:writing-mode="lr-tb"/>
      <style:text-properties fo:font-style="normal" style:font-style-asian="italic" style:font-style-complex="italic"/>
    </style:style>
    <style:style style:name="P8" style:family="paragraph">
      <style:paragraph-properties fo:text-align="start" style:writing-mode="lr-tb"/>
      <style:text-properties fo:font-style="normal" style:font-style-asian="italic" style:font-style-complex="italic"/>
    </style:style>
    <style:style style:name="P9" style:family="paragraph">
      <style:paragraph-properties style:writing-mode="lr-tb"/>
      <style:text-properties fo:font-style="normal" style:font-style-asian="normal" style:font-style-complex="normal"/>
    </style:style>
    <style:style style:name="P10" style:family="paragraph">
      <style:paragraph-properties fo:text-align="center" style:writing-mode="lr-tb"/>
      <style:text-properties fo:font-style="normal" style:font-style-asian="italic" style:font-style-complex="italic"/>
    </style:style>
    <style:style style:name="P11" style:family="paragraph">
      <loext:graphic-properties draw:fill="solid" draw:fill-color="#ffffff"/>
      <style:paragraph-properties fo:text-align="center"/>
      <style:text-properties fo:font-style="normal"/>
    </style:style>
    <style:style style:name="P12" style:family="paragraph">
      <style:paragraph-properties style:writing-mode="lr-tb"/>
      <style:text-properties fo:font-style="normal"/>
    </style:style>
    <style:style style:name="P13" style:family="paragraph">
      <style:paragraph-properties fo:text-align="start" style:writing-mode="lr-tb"/>
      <style:text-properties fo:font-style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6pt" style:letter-kerning="true" style:font-size-asian="16pt" style:font-name-complex="FreeSans" style:font-size-complex="16pt"/>
    </style:style>
    <style:style style:name="T4" style:family="text">
      <style:text-properties fo:font-size="13pt" fo:font-style="italic" style:font-size-asian="13pt" style:font-style-asian="italic" style:font-size-complex="13pt" style:font-style-complex="italic"/>
    </style:style>
    <style:style style:name="T5" style:family="text">
      <style:text-properties fo:font-size="15pt" fo:font-style="normal" style:font-size-asian="15pt" style:font-style-asian="italic" style:font-size-complex="15pt" style:font-style-complex="italic"/>
    </style:style>
    <style:style style:name="T6" style:family="text">
      <style:text-properties fo:font-size="15pt" fo:font-style="italic" style:font-size-asian="15pt" style:font-style-asian="italic" style:font-size-complex="15pt" style:font-style-complex="italic"/>
    </style:style>
    <style:style style:name="T7" style:family="text">
      <style:text-properties fo:font-size="15pt" fo:font-style="normal" style:font-size-asian="15pt" style:font-style-asian="normal" style:font-size-complex="15pt" style:font-style-complex="normal"/>
    </style:style>
    <style:style style:name="T8" style:family="text">
      <style:text-properties fo:font-size="12pt" fo:font-style="italic" style:font-size-asian="12pt" style:font-style-asian="italic" style:font-size-complex="12pt" style:font-style-complex="italic"/>
    </style:style>
    <style:style style:name="T9" style:family="text">
      <style:text-properties fo:font-size="16pt" fo:font-style="normal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9.873cm" svg:height="2.172cm" svg:x="9.914cm" svg:y="1.777cm">
          <text:p text:style-name="P1">ASR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9.914cm" svg:y1="2.863cm" svg:x2="3.5cm" svg:y2="4.606cm" draw:start-shape="id1" draw:start-glue-point="3" draw:end-shape="id2" draw:end-glue-point="0" svg:d="M9914 2863h-6414v1743" svg:viewBox="0 0 6415 1744">
          <text:p/>
        </draw:connector>
        <draw:connector draw:style-name="gr3" draw:text-style-name="P2" draw:layer="layout" svg:x1="9.914cm" svg:y1="2.863cm" svg:x2="9.175cm" svg:y2="4.634cm" draw:start-shape="id1" draw:start-glue-point="3" draw:end-shape="id3" draw:end-glue-point="0" svg:d="M9914 2863h-739v1771" svg:viewBox="0 0 740 1772">
          <text:p/>
        </draw:connector>
        <draw:custom-shape draw:style-name="gr4" draw:text-style-name="P3" xml:id="id2" draw:id="id2" draw:layer="layout" svg:width="5cm" svg:height="1.754cm" svg:x="1cm" svg:y="4.606cm">
          <text:p text:style-name="P3">1. Project Plann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3" draw:id="id3" draw:layer="layout" svg:width="5cm" svg:height="1.754cm" svg:x="6.675cm" svg:y="4.634cm">
          <text:p text:style-name="P3">2. Concept Gener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7" draw:id="id7" draw:layer="layout" svg:width="5cm" svg:height="1.754cm" svg:x="12.35cm" svg:y="4.634cm">
          <text:p text:style-name="P3">3. Preliminary Design</text:p>
          <draw:enhanced-geometry svg:viewBox="0 0 21600 21600" draw:type="rectangle" draw:enhanced-path="M 0 0 L 21600 0 21600 21600 0 21600 0 0 Z N"/>
        </draw:custom-shape>
        <draw:custom-shape draw:style-name="gr5" draw:text-style-name="P3" xml:id="id9" draw:id="id9" draw:layer="layout" svg:width="5cm" svg:height="1.754cm" svg:x="18.025cm" svg:y="4.634cm">
          <text:p text:style-name="P3">4. Final Design</text:p>
          <draw:enhanced-geometry svg:viewBox="0 0 21600 21600" draw:type="rectangle" draw:enhanced-path="M 0 0 L 21600 0 21600 21600 0 21600 0 0 Z N"/>
        </draw:custom-shape>
        <draw:custom-shape draw:style-name="gr5" draw:text-style-name="P3" xml:id="id11" draw:id="id11" draw:layer="layout" svg:width="5cm" svg:height="1.754cm" svg:x="23.7cm" svg:y="4.634cm">
          <text:p text:style-name="P3">5. Presentation</text:p>
          <draw:enhanced-geometry svg:viewBox="0 0 21600 21600" draw:type="rectangle" draw:enhanced-path="M 0 0 L 21600 0 21600 21600 0 21600 0 0 Z N"/>
        </draw:custom-shape>
        <draw:custom-shape draw:style-name="gr6" draw:text-style-name="P3" xml:id="id4" draw:id="id4" draw:layer="layout" svg:width="4.982cm" svg:height="13.147cm" svg:x="1.01cm" svg:y="6.853cm">
          <text:p text:style-name="P3"><text:span text:style-name="T1">1.1.</text:span></text:p>
          <text:p text:style-name="P3"><text:span text:style-name="T1">Code Of Conduct</text:span></text:p>
          <text:p text:style-name="P3"/>
          <text:p text:style-name="P3"><text:span text:style-name="T1"/></text:p>
          <text:p text:style-name="P3"><text:span text:style-name="T1">1.2.</text:span></text:p>
          <text:p text:style-name="P3"><text:span text:style-name="T1">Stakeholder </text:span><text:span text:style-name="T1">Requirements</text:span></text:p>
          <text:p text:style-name="P3"/>
          <text:p text:style-name="P3"><text:span text:style-name="T1">1.3.</text:span></text:p>
          <text:p text:style-name="P3"><text:span text:style-name="T1">Product Design </text:span><text:span text:style-name="T1">Specifications</text:span></text:p>
          <text:p text:style-name="P3"/>
          <text:p text:style-name="P3"><text:span text:style-name="T2">1.4.</text:span></text:p>
          <text:p text:style-name="P3"><text:span text:style-name="T1">Work Breakdown </text:span><text:span text:style-name="T1">Structure</text:span></text:p>
          <text:p text:style-name="P3"/>
          <text:p text:style-name="P3"><text:span text:style-name="T1">1.5.</text:span></text:p>
          <text:p text:style-name="P3"><text:span text:style-name="T1">Gantt Chart</text:span></text:p>
          <draw:enhanced-geometry svg:viewBox="0 0 21600 21600" draw:mirror-vertical="false" draw:type="rectangle" draw:enhanced-path="M 0 0 L 21600 0 21600 21600 0 21600 0 0 Z N"/>
        </draw:custom-shape>
        <draw:custom-shape draw:style-name="gr7" draw:text-style-name="P5" xml:id="id5" draw:id="id5" draw:layer="layout" svg:width="4.982cm" svg:height="13.147cm" svg:x="6.675cm" svg:y="6.853cm">
          <text:p text:style-name="P4"><text:span text:style-name="T3">2.1.</text:span></text:p>
          <text:p text:style-name="P4"><text:span text:style-name="T3">Research</text:span></text:p>
          <text:p text:style-name="P4"><text:span text:style-name="T3"/></text:p>
          <text:p text:style-name="P4"><text:span text:style-name="T3"/></text:p>
          <text:p text:style-name="P4"><text:span text:style-name="T3">2.2.</text:span></text:p>
          <text:p text:style-name="P4"><text:span text:style-name="T3">Generation</text:span></text:p>
          <text:p text:style-name="P4"><text:span text:style-name="T3"/></text:p>
          <text:p text:style-name="P4"><text:span text:style-name="T3"/></text:p>
          <text:p text:style-name="P4"><text:span text:style-name="T3">2.3.</text:span></text:p>
          <text:p text:style-name="P4"><text:span text:style-name="T3">Simple CAD Models</text:span></text:p>
          <text:p text:style-name="P4"><text:span text:style-name="T3"/></text:p>
          <text:p text:style-name="P4"><text:span text:style-name="T3">2.4.</text:span></text:p>
          <text:p text:style-name="P4"><text:span text:style-name="T3">Selection And </text:span><text:span text:style-name="T3">Refinement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8" draw:id="id8" draw:layer="layout" svg:width="4.982cm" svg:height="13.147cm" svg:x="12.359cm" svg:y="6.853cm">
          <text:p text:style-name="P4"><text:span text:style-name="T3">3.1.</text:span></text:p>
          <text:p text:style-name="P4"><text:span text:style-name="T3">Calculations</text:span></text:p>
          <text:p text:style-name="P4"><text:span text:style-name="T3"/></text:p>
          <text:p text:style-name="P4"><text:span text:style-name="T3"/></text:p>
          <text:p text:style-name="P4"><text:span text:style-name="T3">3.2.</text:span></text:p>
          <text:p text:style-name="P4"><text:span text:style-name="T3">Part/Material Selection</text:span></text:p>
          <text:p text:style-name="P4"><text:span text:style-name="T3"/></text:p>
          <text:p text:style-name="P4"><text:span text:style-name="T3">3.3.</text:span></text:p>
          <text:p text:style-name="P4"><text:span text:style-name="T3">Drive System </text:span><text:span text:style-name="T3">Selection</text:span></text:p>
          <text:p text:style-name="P4"><text:span text:style-name="T3"/></text:p>
          <text:p text:style-name="P4"><text:span text:style-name="T3">3.4.</text:span></text:p>
          <text:p text:style-name="P4"><text:span text:style-name="T3">CAD Prototyp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0" draw:id="id10" draw:layer="layout" svg:width="4.982cm" svg:height="13.147cm" svg:x="18.034cm" svg:y="6.853cm">
          <text:p text:style-name="P4"><text:span text:style-name="T3">4.1.</text:span></text:p>
          <text:p text:style-name="P4"><text:span text:style-name="T3">Design Choices </text:span><text:span text:style-name="T3">Documentation</text:span></text:p>
          <text:p text:style-name="P4"><text:span text:style-name="T3"/></text:p>
          <text:p text:style-name="P4"><text:span text:style-name="T3">4.2.</text:span></text:p>
          <text:p text:style-name="P4"><text:span text:style-name="T3">CAD Models And </text:span><text:span text:style-name="T3">Drawings</text:span></text:p>
          <text:p text:style-name="P4"><text:span text:style-name="T3"/></text:p>
          <text:p text:style-name="P4"><text:span text:style-name="T3">4.3.</text:span></text:p>
          <text:p text:style-name="P4"><text:span text:style-name="T3">Calculation </text:span><text:span text:style-name="T3">Documenta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xml:id="id12" draw:id="id12" draw:layer="layout" svg:width="4.982cm" svg:height="13.128cm" draw:transform="skewX (-0.00750491578357562) rotate (-0.00750491578357628) translate (23.709cm 6.853cm)">
          <text:p text:style-name="P4"><text:span text:style-name="T3">5.1.</text:span></text:p>
          <text:p text:style-name="P4"><text:span text:style-name="T3">Final Design </text:span><text:span text:style-name="T3">Document</text:span></text:p>
          <text:p text:style-name="P4"><text:span text:style-name="T3"/></text:p>
          <text:p text:style-name="P4"><text:span text:style-name="T3">5.2.</text:span></text:p>
          <text:p text:style-name="P4"><text:span text:style-name="T3">Presentation Slides</text:span></text:p>
          <text:p text:style-name="P4"><text:span text:style-name="T3"/></text:p>
          <text:p text:style-name="P4"><text:span text:style-name="T3">5.3.</text:span></text:p>
          <text:p text:style-name="P4"><text:span text:style-name="T3">Presentation Oral</text:span>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svg:x1="3.5cm" svg:y1="6.36cm" svg:x2="3.501cm" svg:y2="6.853cm" draw:start-shape="id2" draw:start-glue-point="2" draw:end-shape="id4" draw:end-glue-point="0" svg:d="M3500 6360v246h1v247" svg:viewBox="0 0 2 494">
          <text:p/>
        </draw:connector>
        <draw:connector draw:style-name="gr11" draw:text-style-name="P6" xml:id="id6" draw:id="id6" draw:layer="layout" svg:x1="9.166cm" svg:y1="6.853cm" svg:x2="9.166cm" svg:y2="6.853cm" draw:start-shape="id5" draw:start-glue-point="0" draw:end-shape="id5" draw:end-glue-point="0" svg:d="M9166 6853z" svg:viewBox="0 0 1 1">
          <text:p/>
        </draw:connector>
        <draw:connector draw:style-name="gr11" draw:text-style-name="P6" draw:layer="layout" draw:line-skew="-0.678cm" svg:x1="9.175cm" svg:y1="6.388cm" svg:x2="9.166cm" svg:y2="6.853cm" draw:start-shape="id3" draw:start-glue-point="2" draw:end-shape="id6" draw:end-glue-point="0" svg:d="M9175 6388v312h-9v153" svg:viewBox="0 0 10 466">
          <text:p/>
        </draw:connector>
        <draw:connector draw:style-name="gr11" draw:text-style-name="P6" draw:layer="layout" svg:x1="14.85cm" svg:y1="6.388cm" svg:x2="14.85cm" svg:y2="6.853cm" draw:start-shape="id7" draw:start-glue-point="2" draw:end-shape="id8" draw:end-glue-point="0" svg:d="M14850 6388v465" svg:viewBox="0 0 1 466">
          <text:p/>
        </draw:connector>
        <draw:connector draw:style-name="gr11" draw:text-style-name="P6" draw:layer="layout" svg:x1="20.525cm" svg:y1="6.388cm" svg:x2="20.525cm" svg:y2="6.853cm" draw:start-shape="id9" draw:start-glue-point="2" draw:end-shape="id10" draw:end-glue-point="0" svg:d="M20525 6388v465" svg:viewBox="0 0 1 466">
          <text:p/>
        </draw:connector>
        <draw:connector draw:style-name="gr12" draw:layer="layout" svg:x1="26.2cm" svg:y1="6.388cm" svg:x2="26.2cm" svg:y2="6.853cm" draw:start-shape="id11" draw:start-glue-point="2" draw:end-shape="id12" draw:end-glue-point="0" svg:d="M26200 6388v465" svg:viewBox="0 0 1 466">
          <text:p/>
        </draw:connector>
        <draw:connector draw:style-name="gr13" draw:text-style-name="P2" draw:layer="layout" svg:x1="14.85cm" svg:y1="3.949cm" svg:x2="14.85cm" svg:y2="4.634cm" draw:start-shape="id1" draw:start-glue-point="2" draw:end-shape="id7" draw:end-glue-point="0" svg:d="M14850 3949v685" svg:viewBox="0 0 1 686">
          <text:p/>
        </draw:connector>
        <draw:connector draw:style-name="gr14" draw:text-style-name="P2" draw:layer="layout" svg:x1="19.787cm" svg:y1="2.863cm" svg:x2="20.525cm" svg:y2="4.634cm" draw:start-shape="id1" draw:start-glue-point="1" draw:end-shape="id9" draw:end-glue-point="0" svg:d="M19787 2863h738v1771" svg:viewBox="0 0 739 1772">
          <text:p/>
        </draw:connector>
        <draw:connector draw:style-name="gr15" draw:text-style-name="P2" draw:layer="layout" svg:x1="19.787cm" svg:y1="2.863cm" svg:x2="26.2cm" svg:y2="4.634cm" draw:start-shape="id1" draw:start-glue-point="1" draw:end-shape="id11" draw:end-glue-point="0" svg:d="M19787 2863h6413v1771" svg:viewBox="0 0 6414 1772">
          <text:p/>
        </draw:connector>
      </draw:page>
      <draw:page draw:name="page2" draw:style-name="dp1" draw:master-page-name="Default">
        <draw:custom-shape draw:style-name="gr1" draw:text-style-name="P1" xml:id="id13" draw:id="id13" draw:layer="layout" svg:width="9.873cm" svg:height="2.172cm" svg:x="9.903cm" svg:y="1cm">
          <text:p text:style-name="P1">ASR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9.903cm" svg:y1="2.086cm" svg:x2="4.863cm" svg:y2="3.857cm" draw:start-shape="id13" draw:start-glue-point="3" draw:end-shape="id14" draw:end-glue-point="0" svg:d="M9903 2086h-5040v1771" svg:viewBox="0 0 5041 1772">
          <text:p/>
        </draw:connector>
        <draw:connector draw:style-name="gr11" draw:text-style-name="P6" draw:layer="layout" svg:x1="4.863cm" svg:y1="5.611cm" svg:x2="4.863cm" svg:y2="6.104cm" draw:start-shape="id14" draw:start-glue-point="2" draw:end-shape="id15" draw:end-glue-point="0" svg:d="M4863 5611v493" svg:viewBox="0 0 1 494">
          <text:p/>
        </draw:connector>
        <draw:connector draw:style-name="gr15" draw:text-style-name="P2" draw:layer="layout" svg:x1="19.776cm" svg:y1="2.086cm" svg:x2="24.84cm" svg:y2="3.885cm" draw:start-shape="id13" draw:start-glue-point="1" draw:end-shape="id16" draw:end-glue-point="0" svg:d="M19776 2086h5064v1799" svg:viewBox="0 0 5065 1800">
          <text:p/>
        </draw:connector>
        <draw:connector draw:style-name="gr11" draw:text-style-name="P6" draw:layer="layout" svg:x1="4.863cm" svg:y1="8.331cm" svg:x2="4.863cm" svg:y2="8.879cm" draw:start-shape="id15" draw:start-glue-point="2" draw:end-shape="id17" draw:end-glue-point="0" svg:d="M4863 8331v548" svg:viewBox="0 0 1 549">
          <text:p/>
        </draw:connector>
        <draw:g>
          <draw:custom-shape draw:style-name="gr4" xml:id="id14" draw:id="id14" draw:layer="layout" svg:width="6.16cm" svg:height="1.754cm" svg:x="1.783cm" svg:y="3.857cm">
            <text:p text:style-name="P7">1. Frame</text:p>
            <text:p text:style-name="P8"><text:span text:style-name="T4">Benjamin Jacob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xml:id="id15" draw:id="id15" draw:layer="layout" svg:width="6.136cm" svg:height="2.227cm" svg:x="1.795cm" svg:y="6.104cm">
            <text:p text:style-name="P7"><text:span text:style-name="T5">1.1. Product Design Specifications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" xml:id="id17" draw:id="id17" draw:layer="layout" svg:width="6.136cm" svg:height="4.139cm" svg:x="1.795cm" svg:y="8.879cm">
            <text:p text:style-name="P7"><text:span text:style-name="T5">1.2. Concept Generation and Selection:</text:span></text:p>
            <text:p text:style-name="P7"><text:span text:style-name="T6">- Integration of subsystems</text:span></text:p>
            <text:p text:style-name="P7"><text:span text:style-name="T6">- Connection types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" xml:id="id37" draw:id="id37" draw:layer="layout" svg:width="6.136cm" svg:height="1.575cm" svg:x="1.795cm" svg:y="13.566cm">
            <text:p text:style-name="P9"><text:span text:style-name="T7">1.3. Material/Part Selection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" xml:id="id34" draw:id="id34" draw:layer="layout" svg:width="6.136cm" svg:height="1.575cm" svg:x="1.795cm" svg:y="15.689cm">
            <text:p text:style-name="P9"><text:span text:style-name="T7">1.4. Calculation and CAD Documentation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" xml:id="id33" draw:id="id33" draw:layer="layout" svg:width="6.136cm" svg:height="1.575cm" svg:x="1.795cm" svg:y="17.762cm">
            <text:p text:style-name="P9"><text:span text:style-name="T7">1.5. Subsystem Presentation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5" xml:id="id35" draw:id="id35" draw:layer="layout" svg:width="6.16cm" svg:height="1.754cm" svg:x="8.459cm" svg:y="3.885cm">
            <text:p text:style-name="P10">2. Translation (x)</text:p>
            <text:p text:style-name="P8"><text:span text:style-name="T4">Stacy-lee van Schalkwyk</text:span> 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xml:id="id18" draw:id="id18" draw:layer="layout" svg:width="6.16cm" svg:height="2.228cm" svg:x="8.459cm" svg:y="6.103cm">
            <text:p text:style-name="P7"><text:span text:style-name="T5">2.1. Code of Conduct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" xml:id="id19" draw:id="id19" draw:layer="layout" svg:width="6.16cm" svg:height="4.138cm" svg:x="8.459cm" svg:y="8.879cm">
            <text:p text:style-name="P7"><text:span text:style-name="T5">2.2. Concept Generation and Selection:</text:span></text:p>
            <text:p text:style-name="P7"><text:span text:style-name="T6">- Actuation System</text:span></text:p>
            <text:p text:style-name="P7"><text:span text:style-name="T6">- Rail interface</text:span></text:p>
            <text:p text:style-name="P7"><text:span text:style-name="T6">- Shaft design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" xml:id="id20" draw:id="id20" draw:layer="layout" svg:width="6.16cm" svg:height="1.575cm" svg:x="8.459cm" svg:y="13.565cm">
            <text:p text:style-name="P9"><text:span text:style-name="T7">2.3. Material/Part Selection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" xml:id="id21" draw:id="id21" draw:layer="layout" svg:width="6.16cm" svg:height="1.574cm" svg:x="8.459cm" svg:y="15.686cm">
            <text:p text:style-name="P9"><text:span text:style-name="T7">2.4. Calculation and CAD Documentation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" xml:id="id22" draw:id="id22" draw:layer="layout" svg:width="6.16cm" svg:height="1.575cm" svg:x="8.459cm" svg:y="17.76cm">
            <text:p text:style-name="P9"><text:span text:style-name="T7">2.5. Subsystem Presentation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onnector draw:style-name="gr16" draw:text-style-name="P11" draw:layer="layout" svg:x1="11.539cm" svg:y1="8.331cm" svg:x2="11.539cm" svg:y2="8.879cm" draw:start-shape="id18" draw:start-glue-point="2" draw:end-shape="id19" draw:end-glue-point="0" svg:d="M11539 8331v548" svg:viewBox="0 0 1 549">
            <text:p/>
          </draw:connector>
          <draw:connector draw:style-name="gr16" draw:text-style-name="P11" draw:layer="layout" svg:x1="11.539cm" svg:y1="13.017cm" svg:x2="11.539cm" svg:y2="13.565cm" draw:start-shape="id19" draw:start-glue-point="2" draw:end-shape="id20" draw:end-glue-point="0" svg:d="M11539 13017v548" svg:viewBox="0 0 1 549">
            <text:p/>
          </draw:connector>
          <draw:connector draw:style-name="gr16" draw:text-style-name="P11" draw:layer="layout" svg:x1="11.539cm" svg:y1="15.14cm" svg:x2="11.539cm" svg:y2="15.686cm" draw:start-shape="id20" draw:start-glue-point="2" draw:end-shape="id21" draw:end-glue-point="0" svg:d="M11539 15140v546" svg:viewBox="0 0 1 547">
            <text:p/>
          </draw:connector>
          <draw:connector draw:style-name="gr16" draw:text-style-name="P11" draw:layer="layout" svg:x1="11.539cm" svg:y1="17.26cm" svg:x2="11.539cm" svg:y2="17.76cm" draw:start-shape="id21" draw:start-glue-point="2" draw:end-shape="id22" draw:end-glue-point="0" svg:d="M11539 17260v500" svg:viewBox="0 0 1 501">
            <text:p/>
          </draw:connector>
          <draw:custom-shape draw:style-name="gr5" xml:id="id36" draw:id="id36" draw:layer="layout" svg:width="6.16cm" svg:height="1.754cm" svg:x="15.134cm" svg:y="3.885cm">
            <text:p text:style-name="P7">3. Extension (y)</text:p>
            <text:p text:style-name="P8"><text:span text:style-name="T4">Elias Jouber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xml:id="id23" draw:id="id23" draw:layer="layout" svg:width="6.138cm" svg:height="2.228cm" svg:x="15.146cm" svg:y="6.104cm">
            <text:p text:style-name="P7"><text:span text:style-name="T5">3.1. Work Breakdown Structure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" xml:id="id24" draw:id="id24" draw:layer="layout" svg:width="6.138cm" svg:height="4.139cm" svg:x="15.146cm" svg:y="8.88cm">
            <text:p><text:span text:style-name="T1">3.2. Concept Generation and Selection:</text:span></text:p>
            <text:p><text:span text:style-name="T1">- Actuation System</text:span></text:p>
            <text:p><text:span text:style-name="T1">- Pallet interface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" xml:id="id25" draw:id="id25" draw:layer="layout" svg:width="6.138cm" svg:height="1.575cm" svg:x="15.146cm" svg:y="13.567cm">
            <text:p text:style-name="P9"><text:span text:style-name="T7">3.3. Material/Part Selection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" xml:id="id26" draw:id="id26" draw:layer="layout" svg:width="6.138cm" svg:height="1.575cm" svg:x="15.146cm" svg:y="15.69cm">
            <text:p text:style-name="P9"><text:span text:style-name="T7">3.4. Calculation and CAD Documentation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" xml:id="id27" draw:id="id27" draw:layer="layout" svg:width="6.138cm" svg:height="1.575cm" svg:x="15.146cm" svg:y="17.764cm">
            <text:p text:style-name="P9"><text:span text:style-name="T7">3.5. Subsystem Presentation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onnector draw:style-name="gr16" draw:text-style-name="P11" draw:layer="layout" svg:x1="18.215cm" svg:y1="8.332cm" svg:x2="18.215cm" svg:y2="8.88cm" draw:start-shape="id23" draw:start-glue-point="2" draw:end-shape="id24" draw:end-glue-point="0" svg:d="M18215 8332v548" svg:viewBox="0 0 1 549">
            <text:p/>
          </draw:connector>
          <draw:connector draw:style-name="gr16" draw:text-style-name="P11" draw:layer="layout" svg:x1="18.215cm" svg:y1="13.019cm" svg:x2="18.215cm" svg:y2="13.567cm" draw:start-shape="id24" draw:start-glue-point="2" draw:end-shape="id25" draw:end-glue-point="0" svg:d="M18215 13019v548" svg:viewBox="0 0 1 549">
            <text:p/>
          </draw:connector>
          <draw:connector draw:style-name="gr16" draw:text-style-name="P11" draw:layer="layout" svg:x1="18.215cm" svg:y1="15.142cm" svg:x2="18.215cm" svg:y2="15.69cm" draw:start-shape="id25" draw:start-glue-point="2" draw:end-shape="id26" draw:end-glue-point="0" svg:d="M18215 15142v548" svg:viewBox="0 0 1 549">
            <text:p/>
          </draw:connector>
          <draw:connector draw:style-name="gr16" draw:text-style-name="P11" draw:layer="layout" svg:x1="18.215cm" svg:y1="17.265cm" svg:x2="18.215cm" svg:y2="17.764cm" draw:start-shape="id26" draw:start-glue-point="2" draw:end-shape="id27" draw:end-glue-point="0" svg:d="M18215 17265v499" svg:viewBox="0 0 1 500">
            <text:p/>
          </draw:connector>
          <draw:custom-shape draw:style-name="gr5" xml:id="id16" draw:id="id16" draw:layer="layout" svg:width="6.16cm" svg:height="1.754cm" svg:x="21.76cm" svg:y="3.885cm">
            <text:p text:style-name="P12">4. Elevation (z)</text:p>
            <text:p text:style-name="P13"><text:span text:style-name="T8">Sarah van der Wal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xml:id="id28" draw:id="id28" draw:layer="layout" svg:width="6.138cm" svg:height="2.228cm" svg:x="21.771cm" svg:y="6.104cm">
            <text:p text:style-name="P7"><text:span text:style-name="T5">4.1.1. Gantt Chart,</text:span></text:p>
            <text:p text:style-name="P7"><text:span text:style-name="T5">4.1.2. Stakehol</text:span><text:span text:style-name="T9">der Requirements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" xml:id="id29" draw:id="id29" draw:layer="layout" svg:width="6.138cm" svg:height="4.139cm" svg:x="21.771cm" svg:y="8.88cm">
            <text:p text:style-name="P7"><text:span text:style-name="T5">4.2. Concept Generation and Selection:</text:span></text:p>
            <text:p text:style-name="P7"><text:span text:style-name="T6">- Actuation System</text:span></text:p>
            <text:p text:style-name="P7"><text:span text:style-name="T6">- Guiding Mechanism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" xml:id="id30" draw:id="id30" draw:layer="layout" svg:width="6.138cm" svg:height="1.575cm" svg:x="21.771cm" svg:y="13.567cm">
            <text:p><text:span text:style-name="T1">4.3. Material/Part Selection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" xml:id="id31" draw:id="id31" draw:layer="layout" svg:width="6.138cm" svg:height="1.575cm" svg:x="21.771cm" svg:y="15.69cm">
            <text:p text:style-name="P9"><text:span text:style-name="T7">4.4. Calculation and CAD Documentation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" xml:id="id32" draw:id="id32" draw:layer="layout" svg:width="6.138cm" svg:height="1.575cm" svg:x="21.771cm" svg:y="17.764cm">
            <text:p text:style-name="P9"><text:span text:style-name="T7">4.5. Subsystem Presentation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onnector draw:style-name="gr16" draw:text-style-name="P11" draw:layer="layout" svg:x1="24.84cm" svg:y1="8.332cm" svg:x2="24.84cm" svg:y2="8.88cm" draw:start-shape="id28" draw:start-glue-point="2" draw:end-shape="id29" draw:end-glue-point="0" svg:d="M24840 8332v548" svg:viewBox="0 0 1 549">
            <text:p/>
          </draw:connector>
          <draw:connector draw:style-name="gr16" draw:text-style-name="P11" draw:layer="layout" svg:x1="24.84cm" svg:y1="13.019cm" svg:x2="24.84cm" svg:y2="13.567cm" draw:start-shape="id29" draw:start-glue-point="2" draw:end-shape="id30" draw:end-glue-point="0" svg:d="M24840 13019v548" svg:viewBox="0 0 1 549">
            <text:p/>
          </draw:connector>
          <draw:connector draw:style-name="gr16" draw:text-style-name="P11" draw:layer="layout" svg:x1="24.84cm" svg:y1="15.142cm" svg:x2="24.84cm" svg:y2="15.69cm" draw:start-shape="id30" draw:start-glue-point="2" draw:end-shape="id31" draw:end-glue-point="0" svg:d="M24840 15142v548" svg:viewBox="0 0 1 549">
            <text:p/>
          </draw:connector>
          <draw:connector draw:style-name="gr16" draw:text-style-name="P11" draw:layer="layout" svg:x1="24.84cm" svg:y1="17.265cm" svg:x2="24.84cm" svg:y2="17.764cm" draw:start-shape="id31" draw:start-glue-point="2" draw:end-shape="id32" draw:end-glue-point="0" svg:d="M24840 17265v499" svg:viewBox="0 0 1 500">
            <text:p/>
          </draw:connector>
          <draw:connector draw:style-name="gr16" draw:text-style-name="P11" draw:layer="layout" svg:x1="4.863cm" svg:y1="17.762cm" svg:x2="4.863cm" svg:y2="17.264cm" draw:start-shape="id33" draw:start-glue-point="0" draw:end-shape="id34" draw:end-glue-point="2" svg:d="M4863 17762v-498" svg:viewBox="0 0 1 499">
            <text:p/>
          </draw:connector>
          <draw:connector draw:style-name="gr11" draw:text-style-name="P6" draw:layer="layout" svg:x1="11.539cm" svg:y1="5.639cm" svg:x2="11.539cm" svg:y2="6.103cm" draw:start-shape="id35" draw:start-glue-point="2" draw:end-shape="id18" draw:end-glue-point="0" svg:d="M11539 5639v464" svg:viewBox="0 0 1 465">
            <text:p/>
          </draw:connector>
          <draw:connector draw:style-name="gr11" draw:text-style-name="P6" draw:layer="layout" svg:x1="18.215cm" svg:y1="6.104cm" svg:x2="18.214cm" svg:y2="5.639cm" draw:start-shape="id23" draw:start-glue-point="0" draw:end-shape="id36" draw:end-glue-point="2" svg:d="M18215 6104v-232h-1v-233" svg:viewBox="0 0 2 466">
            <text:p/>
          </draw:connector>
          <draw:connector draw:style-name="gr11" draw:text-style-name="P6" draw:layer="layout" svg:x1="24.84cm" svg:y1="6.104cm" svg:x2="24.84cm" svg:y2="5.639cm" draw:start-shape="id28" draw:start-glue-point="0" draw:end-shape="id16" draw:end-glue-point="2" svg:d="M24840 6104v-465" svg:viewBox="0 0 1 466">
            <text:p/>
          </draw:connector>
        </draw:g>
        <draw:connector draw:style-name="gr11" draw:text-style-name="P6" draw:layer="layout" svg:x1="4.863cm" svg:y1="13.018cm" svg:x2="4.863cm" svg:y2="13.566cm" draw:start-shape="id17" draw:start-glue-point="2" draw:end-shape="id37" draw:end-glue-point="0" svg:d="M4863 13018v548" svg:viewBox="0 0 1 549">
          <text:p/>
        </draw:connector>
        <draw:connector draw:style-name="gr11" draw:text-style-name="P6" draw:layer="layout" svg:x1="4.863cm" svg:y1="15.141cm" svg:x2="4.863cm" svg:y2="15.689cm" draw:start-shape="id37" draw:start-glue-point="2" draw:end-shape="id34" draw:end-glue-point="0" svg:d="M4863 15141v548" svg:viewBox="0 0 1 549">
          <text:p/>
        </draw:connector>
        <draw:connector draw:style-name="gr17" draw:text-style-name="P2" draw:layer="layout" svg:x1="14.839cm" svg:y1="3.172cm" svg:x2="11.539cm" svg:y2="3.885cm" draw:start-shape="id13" draw:start-glue-point="2" draw:end-shape="id35" draw:end-glue-point="0" svg:d="M14839 3172v357h-3300v356" svg:viewBox="0 0 3301 714">
          <text:p/>
        </draw:connector>
        <draw:connector draw:style-name="gr18" draw:text-style-name="P2" draw:layer="layout" svg:x1="14.839cm" svg:y1="3.172cm" svg:x2="18.214cm" svg:y2="3.885cm" draw:start-shape="id13" draw:start-glue-point="2" draw:end-shape="id36" draw:end-glue-point="0" svg:d="M14839 3172v357h3375v356" svg:viewBox="0 0 3376 71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000000" draw:marker-start-width="0.28cm" draw:marker-start-center="false" draw:marker-end-width="0.28cm" draw:marker-end-center="false" draw:fill="solid" draw:fill-color="#729fcf" draw:opacity="100%" draw:textarea-horizontal-align="justify" draw:auto-grow-height="false" fo:padding-top="0.2cm" fo:padding-bottom="0.2cm" fo:padding-left="0.2cm" fo:padding-right="0.2cm" fo:wrap-option="wrap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_5f_Fill" style:display-name="No_Fill" style:family="graphic" style:parent-style-name="Object_20_with_20_no_20_fill_20_and_20_no_20_line"/>
    <style:style style:name="Yellow_5f_Header" style:display-name="Yellow_Header" style:family="graphic" style:parent-style-name="standard">
      <style:graphic-properties draw:fill="solid" draw:fill-color="#ffe994" draw:textarea-vertical-align="middle" fo:min-height="1.354cm" fo:min-width="4.6cm">
        <text:list-style style:name="Yellow_5f_Header" style:display-name="Yellow_Header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ZA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Green_5f_Body" style:display-name="Green_Body" style:family="graphic" style:parent-style-name="standard">
      <style:graphic-properties draw:fill="solid" draw:fill-color="#afd095" draw:textarea-horizontal-align="justify" draw:textarea-vertical-align="top" draw:auto-grow-height="false" fo:min-height="12.747cm" fo:min-width="4.582cm" fo:padding-top="0.2cm" fo:padding-bottom="0.2cm" fo:padding-left="0.2cm" fo:padding-right="0.2cm" fo:wrap-option="wrap">
        <text:list-style style:name="Green_5f_Body" style:display-name="Green_Body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writing-mode="lr-tb"/>
      <style:text-properties fo:hyphenate="false" loext:hyphenation-no-caps="false" loext:hyphenation-no-last-word="false"/>
    </style:style>
    <style:style style:name="White_5f_Area" style:display-name="White_Area" style:family="graphic" style:parent-style-name="standard">
      <style:graphic-properties draw:fill="solid" draw:fill-color="#ffffff" draw:opacity="100%" draw:shadow-opacity="100%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4T15:34:55.912666799</meta:creation-date>
    <dc:date>2026-02-25T20:23:11.321101061</dc:date>
    <meta:editing-duration>PT4H29S</meta:editing-duration>
    <meta:editing-cycles>33</meta:editing-cycles>
    <meta:generator>LibreOffice/7.4.7.2$Linux_X86_64 LibreOffice_project/40$Build-2</meta:generator>
    <meta:document-statistic meta:object-count="72"/>
  </office:meta>
</office:document-meta>
</file>